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758" officeooo:paragraph-rsid="001f0758"/>
    </style:style>
    <style:style style:name="P2" style:family="paragraph" style:parent-style-name="Standard">
      <style:text-properties fo:font-weight="bold" officeooo:rsid="001f0758" officeooo:paragraph-rsid="001f0758" style:font-weight-asian="bold" style:font-weight-complex="bold"/>
    </style:style>
    <style:style style:name="T1" style:family="text">
      <style:text-properties officeooo:rsid="0020b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query for project:</text:p>
      <text:p text:style-name="P1"/>
      <text:p text:style-name="P2">Get All the detail of all Client<text:span text:style-name="T1">s</text:span>:</text:p>
      <text:p text:style-name="P2">select * from User RIGHT JOIN TenantUser ON User.ID=TenantUser.ClientId; </text:p>
      <text:p text:style-name="P2"/>
      <text:p text:style-name="P2">Get All the detail of all Ad owner<text:span text:style-name="T1">s</text:span>:</text:p>
      <text:p text:style-name="P2">select * from User RIGHT JOIN LandlordUser ON User.ID=LandlordUser.Owner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8:17:35.961509011</meta:creation-date>
    <dc:date>2015-03-17T08:22:21.434687778</dc:date>
    <meta:editing-duration>PT1M3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37" meta:character-count="246" meta:non-whitespace-character-count="213"/>
  </office:meta>
</office:document-meta>
</file>